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1">
      <style:text-properties fo:font-size="16pt" style:font-size-asian="16pt" style:font-size-complex="16pt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 style:list-style-name="L2">
      <style:text-properties fo:font-size="12pt" style:font-size-asian="12pt" style:font-size-complex="12pt"/>
    </style:style>
    <style:style style:name="P7" style:family="paragraph" style:parent-style-name="Standard" style:master-page-name="">
      <style:paragraph-properties fo:margin-left="0cm" fo:margin-right="0cm" fo:text-indent="1.028cm" style:auto-text-indent="false" style:page-number="auto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1.028cm" style:auto-text-indent="false"/>
      <style:text-properties fo:font-size="12pt" style:font-size-asian="12pt" style:font-size-complex="12pt"/>
    </style:style>
    <style:style style:name="P9" style:family="paragraph" style:parent-style-name="Standard" style:master-page-name="">
      <style:paragraph-properties fo:margin-left="0cm" fo:margin-right="0cm" fo:text-indent="1.048cm" style:auto-text-indent="false" style:page-number="auto"/>
      <style:text-properties fo:font-size="12pt" style:font-size-asian="12pt" style:font-size-complex="12pt"/>
    </style:style>
    <style:style style:name="P10" style:family="paragraph" style:parent-style-name="Standard" style:master-page-name="">
      <style:paragraph-properties fo:margin-left="0cm" fo:margin-right="0cm" fo:text-indent="1.009cm" style:auto-text-indent="false" style:page-number="auto"/>
      <style:text-properties fo:font-size="12pt" style:font-size-asian="12pt" style:font-size-complex="12pt"/>
    </style:style>
    <style:style style:name="P11" style:family="paragraph" style:parent-style-name="Standard" style:master-page-name="">
      <style:paragraph-properties fo:margin-left="0cm" fo:margin-right="0cm" fo:text-indent="0.99cm" style:auto-text-indent="false" style:page-number="auto"/>
      <style:text-properties fo:font-size="16pt" style:font-size-asian="16pt" style:font-size-complex="16pt"/>
    </style:style>
    <style:style style:name="P12" style:family="paragraph" style:parent-style-name="Standard">
      <style:paragraph-properties fo:margin-left="0cm" fo:margin-right="0cm" fo:text-indent="0.99cm" style:auto-text-indent="false"/>
      <style:text-properties fo:font-size="12pt" style:font-size-asian="12pt" style:font-size-complex="12pt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awozdanie</text:p>
      <text:p text:style-name="P4">Piotr Tutak, 286260</text:p>
      <text:p text:style-name="P4">Chmury Obliczeniowe – Projekt, Niestacjonarne</text:p>
      <text:p text:style-name="P1"/>
      <text:list xml:id="list4994064724050212992" text:style-name="L1">
        <text:list-item>
          <text:p text:style-name="P3">Cel projektu</text:p>
        </text:list-item>
      </text:list>
      <text:p text:style-name="P2"/>
      <text:p text:style-name="P7">Celem projektu było stworzenie rozproszonego systemu do przesyłania danych składającego się z części przesyłającej dane, przechowującej dane oraz z części przetwarzającej dane.</text:p>
      <text:p text:style-name="P8">Całość projektu została stworzona w aplikacjach opartych o systemy rozproszone. System jest podstawą do stworzenia pracy magisterskiej, której tematem jest rozproszony system zarządzania danymi dla pojazdów autonomicznych.</text:p>
      <text:p text:style-name="P2"/>
      <text:list xml:id="list984513956" text:continue-numbering="true" text:style-name="L1">
        <text:list-item>
          <text:p text:style-name="P3">Użyte technologie</text:p>
        </text:list-item>
      </text:list>
      <text:p text:style-name="P2"/>
      <text:p text:style-name="P9">Do realizacji poszczególnych części projektu zostały użyte następujące aplikacje:</text:p>
      <text:list xml:id="list2344625591884267388" text:style-name="L2">
        <text:list-item>
          <text:p text:style-name="P6">Storage – Hadoop</text:p>
        </text:list-item>
        <text:list-item>
          <text:p text:style-name="P6">Computing – Spark</text:p>
        </text:list-item>
        <text:list-item>
          <text:p text:style-name="P6">Streaming – Kafka + Flume</text:p>
        </text:list-item>
      </text:list>
      <text:p text:style-name="P5"/>
      <text:p text:style-name="P10">W celu zapewnienia stabilnego rozwoju systemu i możliwości szybkiego aktualizowania konfiguracji poszczególnych aplikacji, jako system zarządzania konfiguracją został wybrany Ansible.</text:p>
      <text:p text:style-name="P2"/>
      <text:list xml:id="list483468250" text:continue-list="list984513956" text:style-name="L1">
        <text:list-item>
          <text:p text:style-name="P3">Realizacja</text:p>
        </text:list-item>
      </text:list>
      <text:p text:style-name="P11"/>
      <text:p text:style-name="P12">W celu realizacji zadania, dla każdej aplikacji został stworzony i skonfigurowany klaster. Ogólny schemat całego systemu przedstawia się następująco:</text:p>
      <text:p text:style-name="P12"/>
      <text:p text:style-name="P12"/>
      <text:list xml:id="list829853121" text:continue-numbering="true" text:style-name="L1">
        <text:list-item>
          <text:list>
            <text:list-item>
              <text:p text:style-name="P3">Kafka + Flume</text:p>
            </text:list-item>
          </text:list>
        </text:list-item>
      </text:list>
      <text:p text:style-name="P2"/>
      <text:p text:style-name="P2"/>
      <text:list xml:id="list1969578288" text:continue-numbering="true" text:style-name="L1">
        <text:list-item>
          <text:list>
            <text:list-item>
              <text:p text:style-name="P3">Hadoop + Spark</text:p>
            </text:list-item>
          </text:list>
        </text:list-item>
      </text:list>
      <text:p text:style-name="P2"/>
      <text:p text:style-name="P2"/>
      <text:p text:style-name="P2"/>
      <text:list xml:id="list2169563879" text:continue-numbering="true" text:style-name="L1">
        <text:list-item>
          <text:p text:style-name="P3">Wyniki</text:p>
        </text:list-item>
        <text:list-item>
          <text:p text:style-name="P3">Zastosowanie</text:p>
        </text:list-item>
        <text:list-item>
          <text:p text:style-name="P3">Podsumowani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Tutak</meta:initial-creator>
    <meta:creation-date>2021-01-26T22:13:10</meta:creation-date>
    <dc:date>2021-01-26T22:56:32</dc:date>
    <dc:creator>Piotr Tutak</dc:creator>
    <meta:editing-duration>PT43M24S</meta:editing-duration>
    <meta:editing-cycles>9</meta:editing-cycles>
    <meta:generator>OpenOffice/4.1.7$Unix OpenOffice.org_project/417m1$Build-9800</meta:generator>
    <meta:document-statistic meta:table-count="0" meta:image-count="0" meta:object-count="0" meta:page-count="1" meta:paragraph-count="19" meta:word-count="142" meta:character-count="1067"/>
  </office:meta>
</office:document-meta>
</file>